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e5f" officeooo:paragraph-rsid="001b0e5f"/>
    </style:style>
    <style:style style:name="P2" style:family="paragraph" style:parent-style-name="Standard">
      <style:text-properties officeooo:rsid="001b0e5f" officeooo:paragraph-rsid="002127ad"/>
    </style:style>
    <style:style style:name="P3" style:family="paragraph" style:parent-style-name="Standard">
      <style:text-properties officeooo:rsid="001d3991" officeooo:paragraph-rsid="001d3991"/>
    </style:style>
    <style:style style:name="P4" style:family="paragraph" style:parent-style-name="Standard">
      <style:text-properties officeooo:rsid="001b0e5f" officeooo:paragraph-rsid="001b0e5f" fo:background-color="#00a933"/>
    </style:style>
    <style:style style:name="P5" style:family="paragraph" style:parent-style-name="Standard">
      <style:text-properties officeooo:rsid="001b0e5f" officeooo:paragraph-rsid="001e9d20" fo:background-color="#00a933"/>
    </style:style>
    <style:style style:name="P6" style:family="paragraph" style:parent-style-name="Standard">
      <style:text-properties officeooo:rsid="001d3991" officeooo:paragraph-rsid="001d3991" fo:background-color="#00a933"/>
    </style:style>
    <style:style style:name="P7" style:family="paragraph" style:parent-style-name="Standard">
      <style:text-properties officeooo:rsid="001e9d20" officeooo:paragraph-rsid="001e9d20" fo:background-color="#00a933"/>
    </style:style>
    <style:style style:name="P8" style:family="paragraph" style:parent-style-name="Standard">
      <style:text-properties officeooo:rsid="001befc3" officeooo:paragraph-rsid="001befc3" fo:background-color="#00a933"/>
    </style:style>
    <style:style style:name="P9" style:family="paragraph" style:parent-style-name="Standard">
      <style:text-properties officeooo:rsid="001befc3" officeooo:paragraph-rsid="001b0e5f"/>
    </style:style>
    <style:style style:name="P10" style:family="paragraph" style:parent-style-name="Standard">
      <style:text-properties officeooo:rsid="002127ad" officeooo:paragraph-rsid="002127ad"/>
    </style:style>
    <style:style style:name="P11" style:family="paragraph" style:parent-style-name="Standard">
      <style:text-properties officeooo:rsid="002448b1" officeooo:paragraph-rsid="002448b1"/>
    </style:style>
    <style:style style:name="P12" style:family="paragraph" style:parent-style-name="Standard">
      <style:text-properties officeooo:rsid="0024f936" officeooo:paragraph-rsid="0024f936"/>
    </style:style>
    <style:style style:name="T1" style:family="text">
      <style:text-properties officeooo:rsid="001befc3"/>
    </style:style>
    <style:style style:name="T2" style:family="text">
      <style:text-properties officeooo:rsid="001d3991"/>
    </style:style>
    <style:style style:name="T3" style:family="text">
      <style:text-properties officeooo:rsid="002127ad"/>
    </style:style>
    <style:style style:name="T4" style:family="text">
      <style:text-properties officeooo:rsid="002448b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4 the plan </text:p>
      <text:p text:style-name="P4"/>
      <text:p text:style-name="P4">finalize getting the data set (active only for reproducability)</text:p>
      <text:p text:style-name="P4">- <text:span text:style-name="T1">have a function to pull current S&amp;P set from wiki</text:span></text:p>
      <text:p text:style-name="P4"/>
      <text:p text:style-name="P6">auto format the above. </text:p>
      <text:p text:style-name="P6">Add SPY to that list</text:p>
      <text:p text:style-name="P3"/>
      <text:p text:style-name="P4"><text:span text:style-name="T2">pull </text:span>adjusted time series</text:p>
      <text:p text:style-name="P4"><text:span text:style-name="T2">pull </text:span>balance sheets</text:p>
      <text:p text:style-name="P4"><text:span text:style-name="T2">pull </text:span>cash flows </text:p>
      <text:p text:style-name="P4"><text:span text:style-name="T2">pull </text:span>income statements </text:p>
      <text:p text:style-name="P4"/>
      <text:p text:style-name="P7">when running pull <text:s/>data from the terminal, add 2 sys args: </text:p>
      <text:p text:style-name="P7">- allow the user to run the sample instead of the full load. </text:p>
      <text:p text:style-name="P7">- allow the user to copy paste their API key to pull the data.</text:p>
      <text:p text:style-name="P5"/>
      <text:p text:style-name="P8"><text:span text:style-name="T2">extract </text:span>out only what we need from the above and <text:span text:style-name="T3">create a machine learning data input file</text:span></text:p>
      <text:p text:style-name="P8"/>
      <text:p text:style-name="P4">NOTE the adjusted time series close takes care of both splits and dividends. </text:p>
      <text:p text:style-name="P1"/>
      <text:p text:style-name="P9"/>
      <text:p text:style-name="P8">comparing change in quarterly average prices for both SPY and it’s components </text:p>
      <text:p text:style-name="P4">Average rolling 90 day close (lower from 90 to biz days in a quarter) CHANGE To 62, an average. </text:p>
      <text:p text:style-name="P4"/>
      <text:p text:style-name="P6">#SATURDAY work on this get as far as you can… </text:p>
      <text:p text:style-name="P4">Determine which financial data columns we’ll be using – <text:span text:style-name="T1">stuff that feeds to financial ratios, plus earnings. </text:span></text:p>
      <text:p text:style-name="P4">Interpolate missing data to fins. </text:p>
      <text:p text:style-name="P4">Create financial ratios from the fins. </text:p>
      <text:p text:style-name="P1"/>
      <text:p text:style-name="P1"/>
      <text:p text:style-name="P11">#TODO which classifier and why? Which metrics and why? Precision would be very important. </text:p>
      <text:p text:style-name="P11">Which regressor and why? Which metrics?</text:p>
      <text:p text:style-name="P11">How deep should the grid search go? </text:p>
      <text:p text:style-name="P11">Consider a random grid search with more permutations. </text:p>
      <text:p text:style-name="P11"/>
      <text:p text:style-name="P1"/>
      <text:p text:style-name="P10">Use best classifier model with subset of top <text:span text:style-name="T4">n</text:span> features. </text:p>
      <text:p text:style-name="P2">use grid search. </text:p>
      <text:p text:style-name="P1"/>
      <text:p text:style-name="P10">Retrain each quarter. </text:p>
      <text:p text:style-name="P10"/>
      <text:p text:style-name="P11">Consider probability of classifier? </text:p>
      <text:p text:style-name="P10"/>
      <text:p text:style-name="P10">Second, create a regressor model. </text:p>
      <text:p text:style-name="P10">Again, use the top <text:span text:style-name="T4">n</text:span> features. <text:span text:style-name="T4">Question: would they be the same n as the classifier? Not necessarily. Give the model some wiggle room.</text:span> </text:p>
      <text:p text:style-name="P10">Do grid search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>take <text:span text:style-name="T4">predicted tickers from the classifier as the first filter, then top predicted movements from the regressor </text:span></text:p>
      <text:p text:style-name="P1"/>
      <text:p text:style-name="P1"/>
      <text:p text:style-name="P1">Split money equally across all <text:span text:style-name="T3">n</text:span> </text:p>
      <text:p text:style-name="P1">partial shares ok for this experiment to allow for equal value. </text:p>
      <text:p text:style-name="P12">Do we rebalance each quarter? Yes. Do we sell everything and rebuy? Only if different. </text:p>
      <text:p text:style-name="P12">Keep stocks that are </text:p>
      <text:p text:style-name="P1"/>
      <text:p text:style-name="P1">Compare average return to SPY return (if 100% was invested in the SPY). </text:p>
      <text:p text:style-name="P1"/>
      <text:p text:style-name="P1">Do this for <text:span text:style-name="T3">each </text:span>quarters. </text:p>
      <text:p text:style-name="P1">Each quarter, rebalance the money. </text:p>
      <text:p text:style-name="P1">Assume no transaction fees since that is common. </text:p>
      <text:p text:style-name="P10">Disregard taxes for this experiment. </text:p>
      <text:p text:style-name="P10"/>
      <text:p text:style-name="P10">Collect stats for each model for each month. </text:p>
      <text:p text:style-name="P10"/>
      <text:p text:style-name="P1"/>
      <text:p text:style-name="P1">PENDING-- how often do we need to retrain <text:s/>models? </text:p>
      <text:p text:style-name="P1">Every quarter? </text:p>
      <text:p text:style-name="P1"/>
      <text:p text:style-name="P1">Collect stats on the models for each run. </text:p>
      <text:p text:style-name="P1"/>
      <text:p text:style-name="P1"/>
      <text:p text:style-name="P10">Then at the end, compare results to spy return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2:56:09.047939123</meta:creation-date>
    <dc:date>2025-02-28T13:59:16.565921362</dc:date>
    <meta:editing-duration>P3DT6H40M1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2" meta:paragraph-count="46" meta:word-count="394" meta:character-count="2281" meta:non-whitespace-character-count="1893"/>
  </office:meta>
</office:document-meta>
</file>